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905cm" table:align="margins"/>
    </style:style>
    <style:style style:name="Tableau1.A" style:family="table-column">
      <style:table-column-properties style:column-width="7.011cm" style:rel-column-width="16466*"/>
    </style:style>
    <style:style style:name="Tableau1.B" style:family="table-column">
      <style:table-column-properties style:column-width="7.294cm" style:rel-column-width="17129*"/>
    </style:style>
    <style:style style:name="Tableau1.C" style:family="table-column">
      <style:table-column-properties style:column-width="13.6cm" style:rel-column-width="31940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905cm" table:align="margins" style:writing-mode="lr-tb"/>
    </style:style>
    <style:style style:name="Tableau3.A" style:family="table-column">
      <style:table-column-properties style:column-width="2.286cm" style:rel-column-width="5368*"/>
    </style:style>
    <style:style style:name="Tableau3.B" style:family="table-column">
      <style:table-column-properties style:column-width="1.207cm" style:rel-column-width="2833*"/>
    </style:style>
    <style:style style:name="Tableau3.C" style:family="table-column">
      <style:table-column-properties style:column-width="1.411cm" style:rel-column-width="3314*"/>
    </style:style>
    <style:style style:name="Tableau3.D" style:family="table-column">
      <style:table-column-properties style:column-width="1.905cm" style:rel-column-width="4473*"/>
    </style:style>
    <style:style style:name="Tableau3.E" style:family="table-column">
      <style:table-column-properties style:column-width="3.507cm" style:rel-column-width="8235*"/>
    </style:style>
    <style:style style:name="Tableau3.F" style:family="table-column">
      <style:table-column-properties style:column-width="8.682cm" style:rel-column-width="20389*"/>
    </style:style>
    <style:style style:name="Tableau3.G" style:family="table-column">
      <style:table-column-properties style:column-width="8.909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05cm" table:align="margins" style:writing-mode="lr-tb"/>
    </style:style>
    <style:style style:name="Tableau4.A" style:family="table-column">
      <style:table-column-properties style:column-width="1.87cm" style:rel-column-width="4391*"/>
    </style:style>
    <style:style style:name="Tableau4.B" style:family="table-column">
      <style:table-column-properties style:column-width="2.522cm" style:rel-column-width="5923*"/>
    </style:style>
    <style:style style:name="Tableau4.C" style:family="table-column">
      <style:table-column-properties style:column-width="2.877cm" style:rel-column-width="6756*"/>
    </style:style>
    <style:style style:name="Tableau4.D" style:family="table-column">
      <style:table-column-properties style:column-width="3.156cm" style:rel-column-width="7411*"/>
    </style:style>
    <style:style style:name="Tableau4.E" style:family="table-column">
      <style:table-column-properties style:column-width="8.62cm" style:rel-column-width="20244*"/>
    </style:style>
    <style:style style:name="Tableau4.F" style:family="table-column">
      <style:table-column-properties style:column-width="8.86cm" style:rel-column-width="20810*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799cm" style:rel-column-width="4225*"/>
    </style:style>
    <style:style style:name="Table1.B" style:family="table-column">
      <style:table-column-properties style:column-width="3.129cm" style:rel-column-width="7348*"/>
    </style:style>
    <style:style style:name="Table1.C" style:family="table-column">
      <style:table-column-properties style:column-width="6.373cm" style:rel-column-width="14967*"/>
    </style:style>
    <style:style style:name="Table1.D" style:family="table-column">
      <style:table-column-properties style:column-width="16.603cm" style:rel-column-width="38995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9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98cm" style:rel-column-width="7746*"/>
    </style:style>
    <style:style style:name="Tableau2.B" style:family="table-column">
      <style:table-column-properties style:column-width="5.251cm" style:rel-column-width="12332*"/>
    </style:style>
    <style:style style:name="Tableau2.C" style:family="table-column">
      <style:table-column-properties style:column-width="19.355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4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76ac8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223e3b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3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4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35" style:family="paragraph" style:parent-style-name="Footnote">
      <style:text-properties style:font-name="Arial" fo:font-size="9pt" style:font-size-asian="9pt" style:font-size-complex="9pt"/>
    </style:style>
    <style:style style:name="P36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7" style:family="paragraph" style:parent-style-name="Standard">
      <style:text-properties officeooo:paragraph-rsid="004d1bbf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9c84d" style:font-size-asian="10pt" style:font-weight-asian="bold" style:font-size-complex="10pt" style:font-weight-complex="bold"/>
    </style:style>
    <style:style style:name="P40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1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style:font-name="Arial" fo:font-size="11pt" style:font-size-asian="11pt" style:font-size-complex="11pt"/>
    </style:style>
    <style:style style:name="P43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officeooo:rsid="000bf3ed"/>
    </style:style>
    <style:style style:name="T7" style:family="text">
      <style:text-properties officeooo:rsid="00654fdb"/>
    </style:style>
    <style:style style:name="T8" style:family="text">
      <style:text-properties officeooo:rsid="0064d1a6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23e3b"/>
    </style:style>
    <style:style style:name="T19" style:family="text">
      <style:text-properties officeooo:rsid="002ce3c2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599007"/>
    </style:style>
    <style:style style:name="T30" style:family="text">
      <style:text-properties officeooo:rsid="0062715b"/>
    </style:style>
    <style:style style:name="T31" style:family="text">
      <style:text-properties officeooo:rsid="00642888"/>
    </style:style>
    <style:style style:name="T32" style:family="text">
      <style:text-properties officeooo:rsid="00669e81"/>
    </style:style>
    <style:style style:name="T33" style:family="text">
      <style:text-properties officeooo:rsid="006a079d"/>
    </style:style>
    <style:style style:name="T34" style:family="text">
      <style:text-properties officeooo:rsid="0076ac89"/>
    </style:style>
    <style:style style:name="T35" style:family="text">
      <style:text-properties officeooo:rsid="00781aa5"/>
    </style:style>
    <style:style style:name="T36" style:family="text">
      <style:text-properties officeooo:rsid="00794ba6"/>
    </style:style>
    <style:style style:name="T37" style:family="text">
      <style:text-properties officeooo:rsid="007b63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Nom de la société</text:p>
          </table:table-cell>
          <table:table-cell table:style-name="Tableau1.A1" office:value-type="string">
            <text:p text:style-name="P6"><text:span text:style-name="T31">{entity} - </text:span>{mycompany_name}</text:p>
          </table:table-cell>
          <table:table-cell table:style-name="Tableau1.C1" table:number-rows-spanned="3" office:value-type="string">
            <text:p text:style-name="P5">{photoDefault}</text:p>
          </table:table-cell>
        </table:table-row>
        <table:table-row table:style-name="Tableau1.2">
          <table:table-cell table:style-name="Tableau1.A2" office:value-type="string">
            <text:p text:style-name="P10">Nom de l'unité</text:p>
          </table:table-cell>
          <table:table-cell table:style-name="Tableau1.A2" office:value-type="string">
            <text:p text:style-name="P14"><text:span text:style-name="T29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1">Description</text:p>
          </table:table-cell>
          <table:table-cell table:style-name="Tableau1.A2" office:value-type="string">
            <text:p text:style-name="P13">{description}</text:p>
          </table:table-cell>
          <table:covered-table-cell table:style-name="Tableau1.C1"/>
        </table:table-row>
      </table:table>
      <text:p text:style-name="P2"/>
      <text:p text:style-name="P2">Liste des risques<text:note text:id="ftn1" text:note-class="footnote"><text:note-citation>1</text:note-citation><text:note-body><text:p text:style-name="P34">En fonction des réglages cette liste contient les risques de l'unité de travail, les risques hérités, les risques partagés.</text:p></text:note-body></text:note> associés à <text:span text:style-name="T32">l'</text:span>unité <text:span text:style-name="T11">de travail :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3039621112224">
          <table:table-cell table:style-name="Tableau3.A1" office:value-type="string">
            <text:p text:style-name="P38"><text:span text:style-name="T30">S</text:span><text:note text:id="ftn2" text:note-class="footnote"><text:note-citation>2</text:note-citation><text:note-body><text:p text:style-name="P33">Numéro unique désignant <text:span text:style-name="T7">SX pour l’établissement, UTX pour les unités de travail, GPX pour les groupements, RKX pour les risques, RAX pour l’évaluation du risque noté dans la colonne Cot.</text:span></text:p></text:note-body></text:note> <text:span text:style-name="T30">- U</text:span>T <text:span text:style-name="T16">ou</text:span> GP</text:p>
          </table:table-cell>
          <table:table-cell table:style-name="Tableau3.A1" office:value-type="string">
            <text:p text:style-name="P23">Id <text:span text:style-name="T19">RA</text:span></text:p>
          </table:table-cell>
          <table:table-cell table:style-name="Tableau3.A1" office:value-type="string">
            <text:p text:style-name="P23">Cot</text:p>
          </table:table-cell>
          <table:table-cell table:style-name="Tableau3.A1" office:value-type="string">
            <text:p text:style-name="P25">Risques</text:p>
          </table:table-cell>
          <table:table-cell table:style-name="Tableau3.A1" office:value-type="string">
            <text:p text:style-name="P25">Description du risque</text:p>
          </table:table-cell>
          <table:table-cell table:style-name="Tableau3.A1" office:value-type="string">
            <text:p text:style-name="P23">Commentaire <text:span text:style-name="T27">de </text:span>l'<text:span text:style-name="T27">évaluation</text:span></text:p>
          </table:table-cell>
          <table:table-cell table:style-name="Tableau3.G1" office:value-type="string">
            <text:p text:style-name="P28">Plan d’action<text:span text:style-name="T25">s</text:span></text:p>
          </table:table-cell>
        </table:table-row>
        <table:table-row table:style-name="TableLine3039621116848">
          <table:table-cell table:style-name="Tableau3.A2" office:value-type="string">
            <text:p text:style-name="P30">[!-- BEGIN row.risq4 --]{nomElement}</text:p>
          </table:table-cell>
          <table:table-cell table:style-name="Tableau3.B2" office:value-type="string">
            <text:p text:style-name="P30">{identifiantRisque}</text:p>
          </table:table-cell>
          <table:table-cell table:style-name="Tableau3.C2" office:value-type="string">
            <text:p text:style-name="P30">{quotationRisque}</text:p>
          </table:table-cell>
          <table:table-cell table:style-name="Tableau3.D2" office:value-type="string">
            <text:p text:style-name="P31">{nomDanger}</text:p>
          </table:table-cell>
          <table:table-cell table:style-name="Tableau3.E2" office:value-type="string">
            <text:p text:style-name="P31">{descriptionRisque}</text:p>
          </table:table-cell>
          <table:table-cell table:style-name="Tableau3.F2" office:value-type="string">
            <text:p text:style-name="P31">{commentaireEvaluation}</text:p>
          </table:table-cell>
          <table:table-cell table:style-name="Tableau3.G2" office:value-type="string">
            <text:p text:style-name="P26"><text:span text:style-name="T8">Actions en </text:span>cours :</text:p>
            <text:p text:style-name="P26"/>
            <text:p text:style-name="P29">{actionPreventionUncompleted}</text:p>
            <text:p text:style-name="P29"/>
            <text:p text:style-name="P26"><text:span text:style-name="T8">Action réalisées </text:span>:</text:p>
            <text:p text:style-name="P40"/>
            <text:p text:style-name="P29"><text:span text:style-name="T26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30">[!-- BEGIN row.risq3 --]{nomElement}</text:p>
          </table:table-cell>
          <table:table-cell table:style-name="Tableau3.B3" office:value-type="string">
            <text:p text:style-name="P30">{identifiantRisque}</text:p>
          </table:table-cell>
          <table:table-cell table:style-name="Tableau3.C3" office:value-type="string">
            <text:p text:style-name="P30">{quotationRisque}</text:p>
          </table:table-cell>
          <table:table-cell table:style-name="Tableau3.D3" office:value-type="string">
            <text:p text:style-name="P31">{nomDanger}</text:p>
          </table:table-cell>
          <table:table-cell table:style-name="Tableau3.E3" office:value-type="string">
            <text:p text:style-name="P31">{descriptionRisque}</text:p>
          </table:table-cell>
          <table:table-cell table:style-name="Tableau3.F3" office:value-type="string">
            <text:p text:style-name="P31">{commentaireEvaluation}</text:p>
          </table:table-cell>
          <table:table-cell table:style-name="Tableau3.G3" office:value-type="string">
            <text:p text:style-name="P27"><text:span text:style-name="T8">Actions en </text:span>cours :</text:p>
            <text:p text:style-name="P27"/>
            <text:p text:style-name="P29">{actionPreventionUncompleted}</text:p>
            <text:p text:style-name="P29"/>
            <text:p text:style-name="P27"><text:span text:style-name="T8">Action réalisées </text:span>:</text:p>
            <text:p text:style-name="P41"/>
            <text:p text:style-name="P19"><text:span text:style-name="T26">{actionPreventionCompleted}</text:span>[!-- END row.risq3 --]</text:p>
          </table:table-cell>
        </table:table-row>
        <table:table-row table:style-name="Tableau3.4">
          <table:table-cell table:style-name="Tableau3.A4" office:value-type="string">
            <text:p text:style-name="P30">[!-- BEGIN row.risq2 --]{nomElemen<text:soft-page-break/>t}</text:p>
          </table:table-cell>
          <table:table-cell table:style-name="Tableau3.B4" office:value-type="string">
            <text:p text:style-name="P30">{identifiantRisque}</text:p>
          </table:table-cell>
          <table:table-cell table:style-name="Tableau3.C4" office:value-type="string">
            <text:p text:style-name="P30">{quotationRisque}</text:p>
          </table:table-cell>
          <table:table-cell table:style-name="Tableau3.D4" office:value-type="string">
            <text:p text:style-name="P31">{nomDanger}</text:p>
          </table:table-cell>
          <table:table-cell table:style-name="Tableau3.E4" office:value-type="string">
            <text:p text:style-name="P31">{descriptionRisque}</text:p>
          </table:table-cell>
          <table:table-cell table:style-name="Tableau3.F4" office:value-type="string">
            <text:p text:style-name="P31">{commentaireEvaluation}</text:p>
          </table:table-cell>
          <table:table-cell table:style-name="Tableau3.G4" office:value-type="string">
            <text:p text:style-name="P27"><text:span text:style-name="T8">Actions en </text:span>cours :</text:p>
            <text:p text:style-name="P27"/>
            <text:p text:style-name="P29"><text:soft-page-break/>{actionPreventionUncompleted}</text:p>
            <text:p text:style-name="P29"/>
            <text:p text:style-name="P27"><text:span text:style-name="T8">Action réalisées </text:span>:</text:p>
            <text:p text:style-name="P27"/>
            <text:p text:style-name="P19"><text:span text:style-name="T26">{actionPreventionCompleted}</text:span>[!-- END row.risq2 --]</text:p>
          </table:table-cell>
        </table:table-row>
        <table:table-row table:style-name="TableLine3039621111136">
          <table:table-cell table:style-name="Tableau3.A5" office:value-type="string">
            <text:p text:style-name="P30">[!-- BEGIN row.risq1 --]{nomElement}</text:p>
          </table:table-cell>
          <table:table-cell table:style-name="Tableau3.B5" office:value-type="string">
            <text:p text:style-name="P30">{identifiantRisque}</text:p>
          </table:table-cell>
          <table:table-cell table:style-name="Tableau3.C5" office:value-type="string">
            <text:p text:style-name="P30">{quotationRisque}</text:p>
          </table:table-cell>
          <table:table-cell table:style-name="Tableau3.D5" office:value-type="string">
            <text:p text:style-name="P31">{nomDanger}</text:p>
          </table:table-cell>
          <table:table-cell table:style-name="Tableau3.E5" office:value-type="string">
            <text:p text:style-name="P31">{descriptionRisque}</text:p>
          </table:table-cell>
          <table:table-cell table:style-name="Tableau3.F5" office:value-type="string">
            <text:p text:style-name="P31">{commentaireEvaluation}</text:p>
          </table:table-cell>
          <table:table-cell table:style-name="Tableau3.G5" office:value-type="string">
            <text:p text:style-name="P27"><text:span text:style-name="T8">Actions en </text:span>cours :</text:p>
            <text:p text:style-name="P27"/>
            <text:p text:style-name="P29">{actionPreventionUncompleted}</text:p>
            <text:p text:style-name="P29"/>
            <text:p text:style-name="P27"><text:span text:style-name="T8">Action réalisées </text:span>:</text:p>
            <text:p text:style-name="P27"/>
            <text:p text:style-name="P19"><text:span text:style-name="T26">{actionPreventionCompleted}</text:span>[!-- END row.risq1 --]</text:p>
          </table:table-cell>
        </table:table-row>
      </table:table>
      <text:p text:style-name="P2"/>
      <text:p text:style-name="P3">Liste des personnes présentes lors de l'évaluation : cela permet de savoir qui a participé à <text:span text:style-name="T23">l’évaluation des risques pour cette unité de travail</text:span> et combien de temps. <text:span text:style-name="T9">L</text:span>es personnels <text:span text:style-name="T24">ci-dessous </text:span>ont été impliqués dans la <text:span text:style-name="T9">mise en place du document unique.</text:span>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3039621117936">
          <table:table-cell table:style-name="Tableau4.A1" office:value-type="string">
            <text:p text:style-name="P24">Id. <text:span text:style-name="T35">Eva</text:span><text:note text:id="ftn3" text:note-class="footnote"><text:note-citation>3</text:note-citation><text:note-body><text:p text:style-name="P36">Id.Eva numero d'identification des évaluateurs, S1 – UT ou GP <text:span text:style-name="T37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9"><text:span text:style-name="T30">S</text:span> –<text:span text:style-name="T30"> U</text:span>T <text:span text:style-name="T16">ou</text:span> GP</text:p>
          </table:table-cell>
          <table:table-cell table:style-name="Tableau4.A1" office:value-type="string">
            <text:p text:style-name="P23">Date entretien</text:p>
          </table:table-cell>
          <table:table-cell table:style-name="Tableau4.A1" office:value-type="string">
            <text:p text:style-name="P23">Durée entretien</text:p>
          </table:table-cell>
          <table:table-cell table:style-name="Tableau4.E1" office:value-type="string">
            <text:p text:style-name="P23">Nom</text:p>
          </table:table-cell>
          <table:table-cell table:style-name="Tableau4.F1" office:value-type="string">
            <text:p text:style-name="P23">Prénom</text:p>
          </table:table-cell>
        </table:table-row>
        <table:table-row table:style-name="TableLine3039621122560">
          <table:table-cell table:style-name="Tableau4.A2" office:value-type="string">
            <text:p text:style-name="P30">[!-- BEGIN row.utilisateursPresents --]{idUtilisateur}</text:p>
          </table:table-cell>
          <table:table-cell table:style-name="Tableau4.B2" office:value-type="string">
            <text:p text:style-name="P32"/>
          </table:table-cell>
          <table:table-cell table:style-name="Tableau4.C2" office:value-type="string">
            <text:p text:style-name="P32">{dateAffectationUtilisateur}</text:p>
          </table:table-cell>
          <table:table-cell table:style-name="Tableau4.D2" office:value-type="string">
            <text:p text:style-name="P30">{dureeEntretien}</text:p>
          </table:table-cell>
          <table:table-cell table:style-name="Tableau4.E2" office:value-type="string">
            <text:p text:style-name="P30">{nomUtilisateur}</text:p>
          </table:table-cell>
          <table:table-cell table:style-name="Tableau4.F2" office:value-type="string">
            <text:p text:style-name="P30">{prenomUtilisateur}[!-- END row.utilisateursPresents --]</text:p>
          </table:table-cell>
        </table:table-row>
      </table:table>
      <text:p text:style-name="P2"/>
      <text:p text:style-name="P2">Liste des <text:span text:style-name="T12">signalisations</text:span><text:span text:style-name="T12"><text:note text:id="ftn4" text:note-class="footnote"><text:note-citation>4</text:note-citation><text:note-body><text:p text:style-name="P35">En fonction des réglages cette liste contient les <text:span text:style-name="T36">signalisations</text:span> de l'unité de travail, les <text:span text:style-name="T36">signalisations</text:span> hérité<text:span text:style-name="T36">e</text:span>s, les <text:span text:style-name="T36">signalisations </text:span>partagé<text:span text:style-name="T36">e</text:span>s.</text:p></text:note-body></text:note></text:span> pour <text:span text:style-name="T10">cette unité de travail 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3039621115760">
          <table:table-cell table:style-name="Table1.A1" office:value-type="string">
            <text:p text:style-name="P16">Id. <text:span text:style-name="T34">Sig</text:span></text:p>
          </table:table-cell>
          <table:table-cell table:style-name="Table1.A1" office:value-type="string">
            <text:p text:style-name="P17">Pict. Sig</text:p>
          </table:table-cell>
          <table:table-cell table:style-name="Table1.A1" office:value-type="string">
            <text:p text:style-name="P18">Type signalisation</text:p>
          </table:table-cell>
          <table:table-cell table:style-name="Table1.D1" office:value-type="string">
            <text:p text:style-name="P8"><text:span text:style-name="T20">Description </text:span><text:span text:style-name="T22">s</text:span><text:span text:style-name="T20">ignalisation</text:span><text:span text:style-name="T17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3039621138880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0">[!-- BEGIN row.affectedRecommandation --]{recommandationIcon}</text:p>
          </table:table-cell>
          <table:table-cell table:style-name="Table1.C2" office:value-type="string">
            <text:p text:style-name="P21">{identifiantRecommandation}<text:span text:style-name="T18"> - {recommandationName}</text:span></text:p>
          </table:table-cell>
          <table:table-cell table:style-name="Table1.D2" office:value-type="string">
            <text:p text:style-name="P20"><text:s/>{recommandationComment} [!-- END row.affectedRecommandation --]</text:p>
          </table:table-cell>
        </table:table-row>
      </table:table>
      <text:p text:style-name="P2"/>
      <text:p text:style-name="P4">Liste des <text:span text:style-name="T3">presques accidents et accid</text:span><text:span text:style-name="T4">e</text:span><text:span text:style-name="T3">nt</text:span><text:span text:style-name="T5">s</text:span></text:p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3039621110320">
          <table:table-cell table:style-name="Tableau2.A1" office:value-type="string">
            <text:p text:style-name="P15">Id. <text:span text:style-name="T28">AT/MP</text:span></text:p>
          </table:table-cell>
          <table:table-cell table:style-name="Tableau2.A1" office:value-type="string">
            <text:p text:style-name="P15"><text:span text:style-name="T33">Nbre jours </text:span><text:span text:style-name="T28">AT</text:span></text:p>
          </table:table-cell>
          <table:table-cell table:style-name="Tableau2.C1" office:value-type="string">
            <text:p text:style-name="P9"><text:span text:style-name="T20">Description </text:span><text:span text:style-name="T21">du presque accident ou accident</text:span></text:p>
          </table:table-cell>
        </table:table-row>
        <table:table-row table:style-name="TableLine3039621134800">
          <table:table-cell table:style-name="Tableau2.A2" office:value-type="string">
            <text:p text:style-name="P22">{identifiantAccident} - {AccidentName}</text:p>
          </table:table-cell>
          <table:table-cell table:style-name="Tableau2.B2" office:value-type="string">
            <text:p text:style-name="P22">{Nombre de jour d'arrêt de travail}</text:p>
          </table:table-cell>
          <table:table-cell table:style-name="Tableau2.C2" office:value-type="string">
            <text:p text:style-name="P22">{AccidentComment} [!-- END row.affectedAccident --]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654fdb"/>
    </style:style>
    <style:style style:name="MT6" style:family="text">
      <style:text-properties officeooo:rsid="0064d1a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0.935cm" fo:margin-right="0.86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3</text:span><text:span text:style-name="MT4">.</text:span><text:span text:style-name="MT5">0</text:span><text:span text:style-name="MT4"> - 20220</text:span><text:span text:style-name="MT6">70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7H53M50S</meta:editing-duration>
    <meta:editing-cycles>203</meta:editing-cycles>
    <meta:generator>LibreOffice/7.2.7.2$Windows_X86_64 LibreOffice_project/8d71d29d553c0f7dcbfa38fbfda25ee34cce99a2</meta:generator>
    <dc:date>2022-07-07T23:11:55.76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8" meta:word-count="367" meta:character-count="2972" meta:non-whitespace-character-count="2699"/>
    <meta:user-defined meta:name="Langue">Francais</meta:user-defined>
    <meta:user-defined meta:name="URL">www.digirisk.com</meta:user-defined>
  </office:meta>
</office:document-meta>
</file>